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graphic" style:name="a337af2" style:parent-style-name="OLE">
      <style:graphic-properties fo:background-color="ffffff" style:horizontal-pos="from-left" style:horizontal-rel="paragraph" style:vertical-pos="from-top" style:vertical-rel="paragraph" style:wrap="none" style:wrap-contour="false" svg:x="8.34mm" svg:y="29.19mm"/>
    </style:style>
  </office:automatic-styles>
  <office:body>
    <office:text>
      <text:p text:style-name="Standard">I am a simple writer file ... tralalala, oh whats next, an embedded document ... lets see</text:p>
      <text:p text:style-name="Standard"/>
      <text:p text:style-name="Standard"/>
      <text:p text:style-name="Standard"><draw:frame draw:style-name="a337af2" svg:height="113.75mm" svg:width="132.57mm" svg:x="8.34mm" svg:y="29.19mm" text:anchor-type="paragraph"><draw:image xlink:actuate="onLoad" xlink:href="./ObjectReplacements/Object 1" xlink:show="embed" xlink:type="simple"/><draw:text-box/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text-properties fo:color="#000000" fo:country="US" fo:font-size="12.0pt" fo:language="en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default-style style:family="graphic">
      <style:text-properties fo:color="#000000" fo:country="US" fo:font-size="12.0pt" fo:language="en" style:font-size-asian="12.0pt"/>
    </style:default-style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22-03-03T17:08:34</dc:date>
    <meta:editing-cycles>2</meta:editing-cycles>
    <meta:editing-duration>PT0.003S</meta:editing-duration>
  </office:meta>
</office:document-meta>
</file>